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Calibri Light1" svg:font-family="'Calibri Light'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494cm" style:text-autospace="none"/>
      <style:text-properties fo:color="#0070c0" style:font-name="Calibri Light" fo:font-size="18pt" fo:language="zxx" fo:country="none" style:font-name-asian="Calibri Light1" style:font-size-asian="18pt" style:font-name-complex="Calibri Light1" style:font-size-complex="18pt"/>
    </style:style>
    <style:style style:name="P2" style:family="paragraph" style:parent-style-name="Standard">
      <style:paragraph-properties style:line-height-at-least="0.494cm" style:text-autospace="none"/>
      <style:text-properties style:font-name="Calibri"/>
    </style:style>
    <style:style style:name="P3" style:family="paragraph" style:parent-style-name="Standard">
      <style:paragraph-properties style:line-height-at-least="0.494cm" style:text-autospace="none"/>
      <style:text-properties style:font-name="Calibri" fo:font-size="12pt" fo:language="zxx" fo:country="none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text-properties style:font-name="Calibri" fo:font-size="12pt" fo:language="zxx" fo:country="none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style:line-height-at-least="0.494cm" style:text-autospace="none"/>
      <style:text-properties style:font-name="Calibri" fo:font-weight="bold" style:font-weight-asian="bold" style:font-weight-complex="bold"/>
    </style:style>
    <style:style style:name="P6" style:family="paragraph" style:parent-style-name="Standard">
      <style:paragraph-properties fo:margin-left="0cm" fo:margin-right="0cm" style:line-height-at-least="0.494cm" fo:text-indent="0cm" style:auto-text-indent="false" style:text-autospace="none">
        <style:tab-stops>
          <style:tab-stop style:position="1.588cm"/>
        </style:tab-stops>
      </style:paragraph-properties>
      <style:text-properties style:font-name="Calibri" fo:font-size="12pt" fo:language="zxx" fo:country="none" fo:font-weight="normal" style:font-size-asian="12pt" style:font-weight-asian="normal" style:font-size-complex="12pt" style:font-weight-complex="normal"/>
    </style:style>
    <style:style style:name="P7" style:family="paragraph" style:parent-style-name="Standard" style:master-page-name="">
      <style:paragraph-properties fo:margin-left="0.635cm" fo:margin-right="0cm" style:line-height-at-least="0.494cm" fo:text-indent="0cm" style:auto-text-indent="false" style:page-number="auto" style:text-autospace="none">
        <style:tab-stops>
          <style:tab-stop style:position="1.588cm"/>
        </style:tab-stops>
      </style:paragraph-properties>
      <style:text-properties style:font-name="Calibri" fo:font-size="12pt" fo:language="zxx" fo:country="none" fo:font-weight="normal" style:font-size-asian="12pt" style:font-weight-asian="normal" style:font-size-complex="12pt" style:font-weight-complex="normal"/>
    </style:style>
    <style:style style:name="P8" style:family="paragraph" style:parent-style-name="Standard" style:master-page-name="">
      <style:paragraph-properties fo:margin-left="0.661cm" fo:margin-right="0cm" fo:text-indent="0cm" style:auto-text-indent="false" style:page-number="auto"/>
      <style:text-properties style:font-name="Calibri"/>
    </style:style>
    <style:style style:name="P9" style:family="paragraph" style:parent-style-name="Standard" style:master-page-name="">
      <style:paragraph-properties fo:margin-left="0.661cm" fo:margin-right="0cm" style:line-height-at-least="0.494cm" fo:text-indent="0cm" style:auto-text-indent="false" style:page-number="auto" style:text-autospace="none"/>
      <style:text-properties style:font-name="Calibri"/>
    </style:style>
    <style:style style:name="P10" style:family="paragraph" style:parent-style-name="Standard" style:master-page-name="">
      <style:paragraph-properties fo:margin-left="0.661cm" fo:margin-right="0cm" style:line-height-at-least="0.494cm" fo:text-indent="0cm" style:auto-text-indent="false" style:page-number="auto" style:text-autospace="none">
        <style:tab-stops>
          <style:tab-stop style:position="1.588cm"/>
        </style:tab-stops>
      </style:paragraph-properties>
      <style:text-properties style:font-name="Calibri" fo:font-size="12pt" fo:language="zxx" fo:country="none" fo:font-weight="normal" style:font-size-asian="12pt" style:font-weight-asian="normal" style:font-size-complex="12pt" style:font-weight-complex="normal"/>
    </style:style>
    <style:style style:name="P11" style:family="paragraph" style:parent-style-name="Standard" style:master-page-name="">
      <style:paragraph-properties fo:margin-left="0.688cm" fo:margin-right="0cm" style:line-height-at-least="0.494cm" fo:text-indent="0cm" style:auto-text-indent="false" style:page-number="auto" style:text-autospace="none">
        <style:tab-stops>
          <style:tab-stop style:position="1.588cm"/>
        </style:tab-stops>
      </style:paragraph-properties>
      <style:text-properties style:font-name="Calibri" fo:font-size="12pt" fo:language="zxx" fo:country="none" fo:font-weight="normal" style:font-size-asian="12pt" style:font-weight-asian="normal" style:font-size-complex="12pt" style:font-weight-complex="normal"/>
    </style:style>
    <style:style style:name="P12" style:family="paragraph" style:parent-style-name="Standard" style:master-page-name="">
      <style:paragraph-properties fo:margin-left="0.609cm" fo:margin-right="0cm" style:line-height-at-least="0.494cm" fo:text-indent="0cm" style:auto-text-indent="false" style:page-number="auto" style:text-autospace="none">
        <style:tab-stops>
          <style:tab-stop style:position="1.588cm"/>
        </style:tab-stops>
      </style:paragraph-properties>
      <style:text-properties style:font-name="Calibri" fo:font-size="12pt" fo:language="zxx" fo:country="none" fo:font-weight="normal" style:font-size-asian="12pt" style:font-weight-asian="normal" style:font-size-complex="12pt" style:font-weight-complex="normal"/>
    </style:style>
    <style:style style:name="P13" style:family="paragraph" style:parent-style-name="Standard" style:list-style-name="RTF_5f_Num_20_2">
      <style:paragraph-properties style:line-height-at-least="0.494cm" style:text-autospace="none"/>
      <style:text-properties style:font-name="Calibri"/>
    </style:style>
    <style:style style:name="P14" style:family="paragraph" style:parent-style-name="Standard" style:list-style-name="RTF_5f_Num_20_2">
      <style:paragraph-properties fo:margin-left="0cm" fo:margin-right="0cm" style:line-height-at-least="0.494cm" fo:text-indent="0cm" style:auto-text-indent="false" style:text-autospace="none">
        <style:tab-stops>
          <style:tab-stop style:position="1.588cm"/>
        </style:tab-stops>
      </style:paragraph-properties>
      <style:text-properties style:font-name="Calibri" fo:font-size="12pt" fo:language="zxx" fo:country="none" fo:font-weight="normal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margin-left="0.635cm" fo:margin-right="0cm" style:line-height-at-least="0.494cm" fo:text-indent="0cm" style:auto-text-indent="false" style:text-autospace="none"/>
      <style:text-properties style:font-name="Calibri"/>
    </style:style>
    <style:style style:name="P16" style:family="paragraph" style:parent-style-name="Standard" style:master-page-name="">
      <style:paragraph-properties fo:margin-left="0.635cm" fo:margin-right="0cm" style:line-height-at-least="0.494cm" fo:text-indent="0cm" style:auto-text-indent="false" style:page-number="auto" style:text-autospace="none"/>
      <style:text-properties style:font-name="Calibri"/>
    </style:style>
    <style:style style:name="P17" style:family="paragraph" style:parent-style-name="Standard" style:master-page-name="">
      <style:paragraph-properties fo:margin-left="0.635cm" fo:margin-right="0cm" style:line-height-at-least="0.494cm" fo:text-indent="0cm" style:auto-text-indent="false" style:page-number="auto" style:text-autospace="none"/>
      <style:text-properties style:font-name="Calibri" fo:font-size="12pt" fo:language="zxx" fo:country="none" fo:font-weight="normal" style:font-size-asian="12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amrapport – Floris van Londen</text:p>
      <text:p text:style-name="P2"/>
      <text:p text:style-name="P5">Hoe vond je jouw inbreng?</text:p>
      <text:list xml:id="list7960097459131314339" text:style-name="RTF_5f_Num_20_2">
        <text:list-item>
          <text:p text:style-name="P13">Rol/bijdrage: Teamleider</text:p>
        </text:list-item>
      </text:list>
      <text:p text:style-name="P2"/>
      <text:list xml:id="list34590225" text:continue-numbering="true" text:style-name="RTF_5f_Num_20_2">
        <text:list-item>
          <text:p text:style-name="P13">Wat ging goed?</text:p>
        </text:list-item>
      </text:list>
      <text:p text:style-name="P9">De opdrachten gingen allemaal heel goed en dingen als bugs lukte vrij snel om te verhelpen</text:p>
      <text:p text:style-name="P2"/>
      <text:list xml:id="list34584435" text:continue-numbering="true" text:style-name="RTF_5f_Num_20_2">
        <text:list-item>
          <text:p text:style-name="P13">Wat ging minder goed?</text:p>
        </text:list-item>
      </text:list>
      <text:p text:style-name="P16">De flowcharts deden we er even over om ze goed te krijgen</text:p>
      <text:p text:style-name="P15"/>
      <text:list xml:id="list34579656" text:continue-numbering="true" text:style-name="RTF_5f_Num_20_2">
        <text:list-item>
          <text:p text:style-name="P13">Welk advies geef je aan jezelf voor de toekomst?</text:p>
        </text:list-item>
      </text:list>
      <text:p text:style-name="P17">Documentatie vooraf een paar keer doorlezen</text:p>
      <text:p text:style-name="P3"/>
      <text:p text:style-name="P4">Hoe vond je het gaan met het projectteam?</text:p>
      <text:list xml:id="list34592135" text:continue-numbering="true" text:style-name="RTF_5f_Num_20_2">
        <text:list-item>
          <text:p text:style-name="P14">Verliep de rolverdeling goed?</text:p>
        </text:list-item>
      </text:list>
      <text:p text:style-name="P10">Ja.</text:p>
      <text:p text:style-name="P6"/>
      <text:list xml:id="list34584963" text:continue-numbering="true" text:style-name="RTF_5f_Num_20_2">
        <text:list-item>
          <text:p text:style-name="P14">Hoe verliep de onderlinge communicatie?</text:p>
        </text:list-item>
      </text:list>
      <text:p text:style-name="P7">Goed, we communiceerden goed en duidelijk en wanneer er een probleem was hadden we dat snel opgelost</text:p>
      <text:p text:style-name="P6"/>
      <text:list xml:id="list34589078" text:continue-numbering="true" text:style-name="RTF_5f_Num_20_2">
        <text:list-item>
          <text:p text:style-name="P14">Wat ging goed?</text:p>
        </text:list-item>
      </text:list>
      <text:p text:style-name="P11">Vrijwel alles wat we deden ging goed. We hadden een goede samenwerking en zorgde ervoor dat we goed comminuceerden</text:p>
      <text:p text:style-name="P6"/>
      <text:list xml:id="list34588984" text:continue-numbering="true" text:style-name="RTF_5f_Num_20_2">
        <text:list-item>
          <text:p text:style-name="P14">Wat ging minder goed?</text:p>
        </text:list-item>
      </text:list>
      <text:p text:style-name="P7">Alles verliep heel goed alleen horden we op momenten <text:s/>van verschillende kanten verschillende dingen qua wat de opdachten inhielden.</text:p>
      <text:p text:style-name="P6"/>
      <text:list xml:id="list34590468" text:continue-numbering="true" text:style-name="RTF_5f_Num_20_2">
        <text:list-item>
          <text:p text:style-name="P14">Hoe ging men om met conflicten?</text:p>
        </text:list-item>
      </text:list>
      <text:p text:style-name="P12">Conflicten werden besproken alhoewel we er bijna geen hebben gehad.</text:p>
      <text:p text:style-name="P6"/>
      <text:list xml:id="list34583315" text:continue-numbering="true" text:style-name="RTF_5f_Num_20_2">
        <text:list-item>
          <text:p text:style-name="P14">Welk advies geef jij aan jouw projectgroep?</text:p>
        </text:list-item>
      </text:list>
      <text:p text:style-name="P8">Ik heb geen op of aanmerkingen op onze projectgroep. Naar mijn idee is er niks wat veranderd moest word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Calibri Light1" svg:font-family="'Calibri Light'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RTF_5f_Num_20_2_20_1" style:display-name="RTF_Num 2 1" style:family="text">
      <style:text-properties style:font-name="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RTF_5f_Num_20_2" style:display-name="RTF_Num 2" text:consecutive-numbering="true">
      <text:list-level-style-number text:level="1" text:style-name="RTF_5f_Num_20_2_20_1" style:num-prefix="·" style:num-format="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3M35S</meta:editing-duration>
    <meta:editing-cycles>5</meta:editing-cycles>
    <meta:generator>OpenOffice/4.1.1$Win32 OpenOffice.org_project/411m6$Build-9775</meta:generator>
    <dc:date>2015-01-21T14:41:32.66</dc:date>
    <dc:creator>Floris van Londen</dc:creator>
    <meta:document-statistic meta:table-count="0" meta:image-count="0" meta:object-count="0" meta:page-count="1" meta:paragraph-count="22" meta:word-count="194" meta:character-count="1102"/>
    <meta:user-defined meta:name="Info 1"/>
    <meta:user-defined meta:name="Info 2"/>
    <meta:user-defined meta:name="Info 3"/>
    <meta:user-defined meta:name="Info 4"/>
  </office:meta>
</office:document-meta>
</file>